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252525" fo:background-color="#ffffff"/>
    </style:style>
    <style:style style:name="P3" style:family="paragraph" style:parent-style-name="Standard" style:master-page-name="Standard">
      <style:paragraph-properties fo:line-height="115%" style:page-number="auto" fo:break-before="auto" fo:break-after="auto" style:writing-mode="lr-tb"/>
    </style:style>
    <style:style style:name="T1" style:family="text">
      <style:text-properties fo:color="#252525" fo:background-color="#ffffff" loext:char-shading-value="0"/>
    </style:style>
    <style:style style:name="T2" style:family="text">
      <style:text-properties fo:color="#1155cc" style:text-underline-style="solid" style:text-underline-width="auto" style:text-underline-color="font-color"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 tym roku przyszedł do nas Ultron. Odwiedzi nas też Ant-Man. Niedługo do imprezy dołączy Doktor Strange. A potem przyjdzie Thanos i rozwali wszystkim przyjęcie swoimi kamykami. Nie wiecie, o czym mówię? W takim razie zapraszam do mojego osobistego poradnika o tym, jak zacząć bawić się z komiksami. </text:p>
      <text:p text:style-name="P1"/>
      <text:p text:style-name="P1">Na początek może ogólne wprowadzenie. Jak wiadomo, aktualnie dwie firmy wydające komiksy są na szczycie popularności. Pierwszą jest DC Comics, drugą jest Marvel. Dla osób, które nie wiedzą i często się gubią, Marvel zaszczycił nas takimi postaciami jak Spider-Man, X-Men, Iron Man czy Thor (za dużo już było tych men’ów). DC natomiast rządzi nad Supermanem, Batmanem, Wonder Woman i wieloma innymi. Różnych postaci zarówno w uniwersum DC, jak i Marvela są tysiące i można by było zapełnić ten numer wymienianiem ich choćby od tego drugiego, a i tak nie starczyłoby miejsca. A do tego dochodzą jeszcze inne światy, ale wszystko po kolei. </text:p>
      <text:p text:style-name="P1"/>
      <text:p text:style-name="P1">Celem tego i jeszcze dwóch kolejnych artykułów będzie pokazanie wam, że czytanie komiksów nie musi być wcale głupim pomysłem, jak się za to zabrać, oraz jakie plusy może to przynieść. W tym chciałbym wam ogólnie opowiedzieć o tych dwóch wydawcach i o tym, co mogą wam zaoferować. </text:p>
      <text:p text:style-name="P1"/>
      <text:p text:style-name="P1">Zacznijmy może od Marvela. <text:span text:style-name="T1">Marvel Entertainment działa już od 1933 roku i cały czas bardzo dobrze się trzyma. Filmy oparte właśnie na komiksach tego wydawcy aktualnie szturmują kina, zdobywając grube miliony zarówno widzów, jak i dolarów. </text:span></text:p>
      <text:p text:style-name="P2"/>
      <text:p text:style-name="P1"><text:span text:style-name="T1">Pewnie większość z was słyszała o takim człowieku jak Stan Lee. Ten właśnie człowiek wraz z Jackiem Kirby’m i Stevenem Ditko stworzył dla Marvela tak znane postacie, jak Spider-Man, Fantastyczną Czwórkę, Hulka czy Daredevila. Tak, Marvel zawdzięcza tej trójce wielu popularnych aktualnie bohaterów. Można powiedzieć, że byli ojcami sukcesu, jaki teraz odnosi Marvel. Bez ich niesamowitej wyobraźni i talentu ludzie nie mogliby uświadczyć wielu wspaniałych komiksów oraz filmów. </text:span></text:p>
      <text:p text:style-name="P2"/>
      <text:p text:style-name="P1"><text:span text:style-name="T1">Ale to nie ma być wykład o historii wydwacy. Więc może powiedzmy trochę o uniwersum. Marvel prowadzi politykę ciągłego czasu, czyli historie bohaterów nie są odnawiane, tylko idą cały czas do przodu, co nie przeszkadza nowym czytelnikom. Naprawdę, jeżeli będziecie chcieli sobie poczytać te serie, które opowiadają o nadchodzących filmach lub też te mówiące o filmach, które już były, po prostu je bierzcie i czytajcie. Nie ma sensu szukanie na siłę pierwszych numerów po internetach, bo to i tak nic nie zmieni. Po prostu wybierzcie, która postać lub też historia was interesuje, i czytajcie. W dodatku Marvel ostatnio zrobił duży event nazwany „Secret Wars”, który połączył codzienne uniwersum z uniwersum Ultimate, zmieniając bardzo wiele rzeczy, ale tak naprawdę tworząc historię od nowa, więc jest to świetna okazja, by można było zacząć czytać. </text:span></text:p>
      <text:p text:style-name="P2"/>
      <text:p text:style-name="P1"><text:span text:style-name="T1">Abyście zrozumieli, uniwersum codzienne to to, w którym toczą się te historie znane z filmów. Uniwersum Ultimate to jeden z wielu tysięcy innych światów (tak, w Marvelu istnieją inne wymiary, w których są większe lub mniejsze zmiany), który został specjalnie stworzony w 2000 roku dla nowych czytelników. Początkowo były tam tylko lekkie zmiany w historii bohaterów oraz byli oni wyraźnie młodsi, ale z czasem nabrało ono rozpędu, stając się osobnym światem z nowymi historiami, które nie były związane z głównym uniwersum. Co to znaczy? Jeszcze większy wybór komiksów, które można poczytać! <text:s/></text:span></text:p>
      <text:p text:style-name="P2"><text:soft-page-break/></text:p>
      <text:p text:style-name="P1"><text:span text:style-name="T1">Podsumowywując, Marvel jest teraz zdecydownie bardziej popularny, a jego filmy przyciągają nowych fanów. Jeżeli wam spodobał się „Age of Ultron” czy też jesteście podjarani na nadchodzący film z Deadpoolem, złapcie pierwszy komiks od Marvela i czytajcie. Jeżeli będziecie mieć jakieś pytania odnośnie bohaterów, Marvelwiki odpowie wam na nie bez żadnych problemów. I choć historia cały czas idzie do przodu, nie będzie to przeszkadzać nowemu czytelnikowi. </text:span></text:p>
      <text:p text:style-name="P2"/>
      <text:p text:style-name="P1"><text:span text:style-name="T1">To może teraz trochę o DC? Oficjalnie DC Comics powstało w 1937 roku. Skrót DC pochodzi od popularnej serii, Detective Comics, która następnie stała się częścią oficjalnej nazwy firmy. DC od początku miał nieco inne nastawienie do bohaterów niż Marvel. Gdy Marvel, dając nam nieraz poważne momenty, dalej opiera się głównie na rozrywce i zabawie, DC miało od początku bardzo mroczne podejście do swoich bohaterów. Przykładem jest uwielbiany Batman, któremu… zamordowano rodziców, kiedy był mały. Prawie każdy bohater DC przeszedł w swoim życiu jakąś traumę, która doprowadziła go do momentu, w którym teraz się znajduje. </text:span></text:p>
      <text:p text:style-name="P2"/>
      <text:p text:style-name="P1"><text:span text:style-name="T1">Ale mroczny klimat samego świata nie zmienia nic a nic w tym, jak bardzo dobre są komiksy. Postaci od DC nie działają cały czas w mroku i depresji. To prawda, mają przeżycia, ale to nie zmienia tego, jak teraz się zachowują, ratując życia ludzi. Natomiast zawsze szczerze lubiłem DC nie za kreację bohaterów, ale za to, jak wychodzi im tworzenie przestępców. Choćby tak słynna postać jak Joker. Maniak, szaleniec, znienawidzony przez wielu, kochany przez jeszcze więcej osób. Ra’s al Ghul, nieśmiertelny przywódca ligi zabójców, który ostatnio pojawił się w serialu „Arrow”. Deathstroke, najlepszy najemnik na świecie, którego parodią u Marvela jest Deadpool. Można by powiedzieć, że jest jego tatą. No i Lex Luthor, najgroźniejszy łysy człowiek w życiu Supermana. Geniusz, który uważa, że byłby zbawcą ludzkości, gdyby nie Superman.</text:span></text:p>
      <text:p text:style-name="P2"/>
      <text:p text:style-name="P1"><text:span text:style-name="T1">Ale jak wygląda sytuacja z samymi komiksami? Cóż, DC ma zdecydowanie inne podejście. Zamiast prowadzić jedną stałą linię czasu, raz na jakiś czas wydają komiksy, które mają podsumować to, co się stało przez wiele ostatnich lat. Przykładem tego jest aktualnie wydawane „The New 52”, które streszcza 52 lata historii każdego bohatera w bardzo krótkim odstępie czasu. I choć wiele rzeczy się zmienia, jest to idealny moment, by zacząć czytać komiksy od DC. Pozwoli to kompletnie niezaznajomionym osobom wciągnąć się, a to, że historia jakiejś postaci będzie zmieniona nie wpływa w żaden sposób na odbiór. Natomiast to, w czym według mnie DC góruje nad Marvelem, to zdecydowanie seriale animowane. Wychodzą one doskonale i też zdobywają całe rzesze fanów. </text:span></text:p>
      <text:p text:style-name="P2"/>
      <text:p text:style-name="P1"><text:span text:style-name="T1">Podsumowywując, każdy wydawca ma co innego do zaoferowania. Jeżeli chcecie ciągłej akcji z posypką zabawy, bierzecie Marvela, natomiast jeżeli wolicie nieco cięższe podejście do tematu, wybierzcie DC. Spróbujcie, złapcie dowolny komiks, poczytajcie, jak się nie spodoba, straciliście może z 10 minut, nie więcej. Jednak jeśli będzie wam pasować, to zyskaliście kompletnie nowe hobby. </text:span></text:p>
      <text:p text:style-name="P2"/>
      <text:p text:style-name="P1"><text:a xlink:type="simple" xlink:href="http://batman-news.com/wp-content/uploads/2014/12/marvel-vs-dc-civil-war-between-fans-marvel-vs-dc.jpeg" text:style-name="Internet_20_link" text:visited-style-name="Visited_20_Internet_20_Link">Baner</text:a><text:a xlink:type="simple" xlink:href="http://batman-news.com/wp-content/uploads/2014/12/marvel-vs-dc-civil-war-between-fans-marvel-vs-dc.jpeg" text:style-name="Internet_20_link" text:visited-style-name="Visited_20_Internet_20_Link"> </text:a></text:p>
      <text:p text:style-name="P1"><text:a xlink:type="simple" xlink:href="http://chezlounge.typepad.com/.a/6a011279419f6128a401a73dc1285f970d-pi" text:style-name="Internet_20_link" text:visited-style-name="Visited_20_Internet_20_Link">obrazek</text:a><text:a xlink:type="simple" xlink:href="http://chezlounge.typepad.com/.a/6a011279419f6128a401a73dc1285f970d-pi" text:style-name="Internet_20_link" text:visited-style-name="Visited_20_Internet_20_Link"> 2 </text:a></text:p>
      <text:p text:style-name="P1"><text:a xlink:type="simple" xlink:href="http://jarock.pl/wp-content/uploads/2014/03/Deadpool.jpg" text:style-name="Internet_20_link" text:visited-style-name="Visited_20_Internet_20_Link">obrazek</text:a><text:a xlink:type="simple" xlink:href="http://jarock.pl/wp-content/uploads/2014/03/Deadpool.jpg" text:style-name="Internet_20_link" text:visited-style-name="Visited_20_Internet_20_Link"> 3 </text:a></text:p>
      <text:p text:style-name="P1"><text:a xlink:type="simple" xlink:href="http://ielgrey.pl/wp-content/uploads/2015/04/the-joker.jpg" text:style-name="Internet_20_link" text:visited-style-name="Visited_20_Internet_20_Link">obrazek</text:a><text:a xlink:type="simple" xlink:href="http://ielgrey.pl/wp-content/uploads/2015/04/the-joker.jpg" text:style-name="Internet_20_link" text:visited-style-name="Visited_20_Internet_20_Link"> 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20T15:37:44.378000000</dc:date>
    <meta:editing-duration>PT2H21M11S</meta:editing-duration>
    <meta:document-statistic meta:table-count="0" meta:image-count="0" meta:object-count="0" meta:page-count="2" meta:paragraph-count="16" meta:word-count="990" meta:character-count="6459" meta:non-whitespace-character-count="5470"/>
  </office:meta>
</office:document-meta>
</file>